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0ef6"/>
    </style:style>
    <style:style style:name="P2" style:family="paragraph" style:parent-style-name="Standard">
      <style:text-properties officeooo:paragraph-rsid="00055bc0"/>
    </style:style>
    <style:style style:name="P3" style:family="paragraph" style:parent-style-name="Standard">
      <style:text-properties officeooo:paragraph-rsid="0005735e"/>
    </style:style>
    <style:style style:name="P4" style:family="paragraph" style:parent-style-name="Standard" style:list-style-name="L1">
      <style:text-properties officeooo:paragraph-rsid="0005735e"/>
    </style:style>
    <style:style style:name="P5" style:family="paragraph" style:parent-style-name="Standard" style:list-style-name="L2">
      <style:text-properties officeooo:paragraph-rsid="00068aa3"/>
    </style:style>
    <style:style style:name="P6" style:family="paragraph" style:parent-style-name="Standard">
      <style:text-properties officeooo:paragraph-rsid="00084b83"/>
    </style:style>
    <style:style style:name="P7" style:family="paragraph" style:parent-style-name="Standard">
      <style:text-properties officeooo:paragraph-rsid="000a0f76"/>
    </style:style>
    <style:style style:name="P8" style:family="paragraph" style:parent-style-name="Standard">
      <style:text-properties officeooo:paragraph-rsid="000b0ca2"/>
    </style:style>
    <style:style style:name="P9" style:family="paragraph" style:parent-style-name="Standard">
      <style:text-properties officeooo:paragraph-rsid="000b308b"/>
    </style:style>
    <style:style style:name="P10" style:family="paragraph" style:parent-style-name="Standard" style:list-style-name="L3">
      <style:text-properties officeooo:paragraph-rsid="000b308b"/>
    </style:style>
    <style:style style:name="P11" style:family="paragraph" style:parent-style-name="Standard">
      <style:text-properties officeooo:paragraph-rsid="000befda"/>
    </style:style>
    <style:style style:name="P12" style:family="paragraph" style:parent-style-name="Standard" style:list-style-name="L5">
      <style:text-properties officeooo:paragraph-rsid="000befda"/>
    </style:style>
    <style:style style:name="P13" style:family="paragraph" style:parent-style-name="Standard">
      <style:text-properties officeooo:paragraph-rsid="000d52b4"/>
    </style:style>
    <style:style style:name="P14" style:family="paragraph" style:parent-style-name="Standard">
      <style:paragraph-properties fo:break-before="page"/>
      <style:text-properties officeooo:paragraph-rsid="00055bc0"/>
    </style:style>
    <style:style style:name="T1" style:family="text">
      <style:text-properties officeooo:rsid="00040ef6"/>
    </style:style>
    <style:style style:name="T2" style:family="text">
      <style:text-properties officeooo:rsid="00055bc0"/>
    </style:style>
    <style:style style:name="T3" style:family="text">
      <style:text-properties style:text-position="super 58%" officeooo:rsid="00055bc0"/>
    </style:style>
    <style:style style:name="T4" style:family="text">
      <style:text-properties style:text-position="0% 100%" officeooo:rsid="00055bc0"/>
    </style:style>
    <style:style style:name="T5" style:family="text">
      <style:text-properties style:text-position="0% 100%" officeooo:rsid="0005735e"/>
    </style:style>
    <style:style style:name="T6" style:family="text">
      <style:text-properties style:text-position="0% 100%" officeooo:rsid="00068aa3"/>
    </style:style>
    <style:style style:name="T7" style:family="text">
      <style:text-properties style:text-position="0% 100%" officeooo:rsid="00084b83"/>
    </style:style>
    <style:style style:name="T8" style:family="text">
      <style:text-properties style:text-position="0% 100%" officeooo:rsid="000a0f76"/>
    </style:style>
    <style:style style:name="T9" style:family="text">
      <style:text-properties style:text-position="0% 100%" officeooo:rsid="000b0ca2"/>
    </style:style>
    <style:style style:name="T10" style:family="text">
      <style:text-properties style:text-position="0% 100%" officeooo:rsid="000b308b"/>
    </style:style>
    <style:style style:name="T11" style:family="text">
      <style:text-properties style:text-position="0% 100%" officeooo:rsid="000befda"/>
    </style:style>
    <style:style style:name="T12" style:family="text">
      <style:text-properties style:text-position="0% 100%" officeooo:rsid="000d52b4"/>
    </style:style>
    <style:style style:name="T13" style:family="text">
      <style:text-properties style:text-position="0% 100%" officeooo:rsid="000e9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OLO: Esame di Digital System Design</text:span></text:p>
      <text:p text:style-name="P1"><text:span text:style-name="T1">SOTTOTITOLO: Implementazione di un modulo CRC mittente/destinatario in VHDL</text:span></text:p>
      <text:p text:style-name="P2"><text:span text:style-name="T2">DESIGNER: Costa David &amp; Peraz Giuliano</text:span></text:p>
      <text:p text:style-name="P14"><text:span text:style-name="T2">COSA È IL CRC</text:span></text:p>
      <text:p text:style-name="P2"><text:span text:style-name="T2">CRC (Cyclic Redundancy Code/Check) è un algoritmo di rilevazione degli errori utilizzato spesso nelle trasmissioni dati, dalla USB all’ATM passando per il GSM.</text:span></text:p>
      <text:p text:style-name="P2"><text:span text:style-name="T2">Il funzionamento si basa sull’invio di un messaggio di M bit ai quali si aggiungono F bit di ridondanza che contengono il codice CRC. </text:span></text:p>
      <text:p text:style-name="P2"><text:span text:style-name="T2">Il messaggio è visto come un polinomio di ordine M tale che ogni bit i-esimo settato rappresenti il coefficiente di x</text:span><text:span text:style-name="T3">i-1</text:span><text:span text:style-name="T4">, ad esempio:<text:line-break/>1 0000 1010 = 1*x^8+0*x^7+0*x^6+..+1*x^3+0*x^2+1*x^1+0*x^0 = x^8+x^3+x^1</text:span></text:p>
      <text:p text:style-name="P2"><text:span text:style-name="T4">L’algoritmo prevede la definizione di un polinomio di ordine F che sarà usato come divisore del messaggio </text:span><text:span text:style-name="T5">e costruito in modo del tutto analogo al messaggio</text:span><text:span text:style-name="T4">. Tale polinomio deve possedere alcune caratteristiche matematiche particolar</text:span><text:span text:style-name="T5">i</text:span><text:span text:style-name="T4"> e ne esistono molti già standardadizzati da enti </text:span><text:span text:style-name="T5">internazionali come l’ITU.</text:span></text:p>
      <text:p text:style-name="P3"><text:span text:style-name="T5"/></text:p>
      <text:p text:style-name="P3"><text:span text:style-name="T5">COME SI CALCOLA IL CRC</text:span></text:p>
      <text:p text:style-name="P3"><text:span text:style-name="T5">Si esegue la divisione del messaggio con il polinomio divisore, alla fine della quale si avrà risultato e resto, si scarta il risultato e si salva il resto della divisione negli F bit del codice. </text:span><text:span text:style-name="T7">Gli F bit saranno poi inseriti in coda agli M bit del messaggio per ottenere l’intero messaggio da inviare.</text:span></text:p>
      <text:p text:style-name="P3"><text:span text:style-name="T5">[immagine esplicativa tratta spudoratamente da Wiki]</text:span></text:p>
      <text:p text:style-name="P3"><text:span text:style-name="T5"/></text:p>
      <text:p text:style-name="P3"><text:span text:style-name="T5">COSA È STATO IMPLEMENTATO</text:span></text:p>
      <text:p text:style-name="P6"><text:span text:style-name="T5">Noi abbiamo implementato un modulo CRC mittente/destinatario sincrono, cioè un componente hardware capace di funzionare sia come mittente di messaggio + CRC sia come destinatario in grado di verificare se il messaggio è giunto a destinazione senza alcun errore.</text:span></text:p>
      <text:p text:style-name="P6"><text:span text:style-name="T7">Il mittente riceve in input una sequenza di 56 bit che inizia a trasmettere dopo F cicli di clock e nel mentre è calcolato il CRC da inserire in coda al messaggio di output.</text:span></text:p>
      <text:p text:style-name="P6"><text:span text:style-name="T7">Il destinatario riceve in ingresso un messaggio di 64 bit del quale deve calcolare il CRC. In output è replicato il messaggio ricevuto in ingresso ma gli ultimi F bit segnalano l’effettiva correttezza del messaggio ricevuto. Noi abbiamo impostato che gli ultimi F bit siano uguali a 0 se il messaggio ricevuto è corretto.</text:span></text:p>
      <text:p text:style-name="P6"><text:span text:style-name="T5">Il chip ha il seguente layout:</text:span></text:p>
      <text:p text:style-name="P3"><text:span text:style-name="T5">[Immagine di layout esterno di CRC_top]</text:span></text:p>
      <text:p text:style-name="P3"><text:span text:style-name="T5">Descrizione dei segnali:</text:span></text:p>
      <text:list xml:id="list961482617" text:style-name="L1">
        <text:list-item>
          <text:p text:style-name="P4"><text:span text:style-name="T5">md : indica al chip se funzionare come mittente o come destinatario;</text:span></text:p>
        </text:list-item>
        <text:list-item>
          <text:p text:style-name="P4"><text:span text:style-name="T5">line_in : descrizione ovvia;</text:span></text:p>
        </text:list-item>
        <text:list-item>
          <text:p text:style-name="P4"><text:span text:style-name="T5">clock : descrizione ovvia;</text:span></text:p>
        </text:list-item>
        <text:list-item>
          <text:p text:style-name="P4"><text:span text:style-name="T5">reset : descrizione ovvia;</text:span></text:p>
        </text:list-item>
        <text:list-item>
          <text:p text:style-name="P4"><text:span text:style-name="T5">line_out : descrizione ovvia;</text:span></text:p>
        </text:list-item>
        <text:list-item>
          <text:p text:style-name="P4"><text:span text:style-name="T5">busy : indica quando il circuito è impegnato a calcolare il CRC e quindi non considera i valori in input come valori validi.</text:span></text:p>
        </text:list-item>
      </text:list>
      <text:p text:style-name="P3"><text:span text:style-name="T5"/></text:p>
      <text:p text:style-name="P3"><text:span text:style-name="T5">COME È STATO IMPLEMENTATO</text:span></text:p>
      <text:p text:style-name="P3"><text:span text:style-name="T5">La descrizione del circuito è la seguente:</text:span></text:p>
      <text:p text:style-name="P3"><text:span text:style-name="T5">[immagine del diagramma a blocchi]</text:span></text:p>
      <text:p text:style-name="P3"><text:span text:style-name="T5">DESCRIZIONE DEI BLOCCHI:</text:span></text:p>
      <text:list xml:id="list1179439023" text:style-name="L2">
        <text:list-item>
          <text:p text:style-name="P5"><text:span text:style-name="T6">SHIFT_REGISTER: serve principalmente per sincronizzare l’uscita e per ritardare di F cicli di clock l’uscita in modo da spedire messaggio + CRC.</text:span></text:p>
        </text:list-item>
        <text:list-item>
          <text:p text:style-name="P5"><text:span text:style-name="T6">CRC_LOGIC: è uno shift register con funzione di calcolo della CRC mediante il segnale di enable;</text:span></text:p>
        </text:list-item>
        <text:list-item>
          <text:p text:style-name="P5"><text:span text:style-name="T6">CRC_CONTROLLER: abilita il calcolo del codice CRC, abilita o meno la ricezione dell’input, controlla quale sia l’uscita da spedire (se messaggio o CRC);</text:span></text:p>
        </text:list-item>
        <text:list-item>
          <text:p text:style-name="P5"><text:span text:style-name="T6">MULTIPLEXER: multiplexa l’uscita tra messaggio e CRC;</text:span></text:p>
        </text:list-item>
        <text:list-item>
          <text:p text:style-name="P5"><text:soft-page-break/><text:span text:style-name="T6">MD_ENABLE: imposta il comportamento della logica come mittente o come destinatario.</text:span></text:p>
          <text:p text:style-name="P5"><text:span text:style-name="T6"/></text:p>
        </text:list-item>
      </text:list>
      <text:p text:style-name="P11"><text:span text:style-name="T11">MOTIVAZIONE DELL’IMPLEMENTAZIONE</text:span></text:p>
      <text:p text:style-name="P11"><text:span text:style-name="T11">La architettura scelta è quella che meglio si adatta ad esigenze:</text:span></text:p>
      <text:list xml:id="list835272021" text:style-name="L5">
        <text:list-item>
          <text:p text:style-name="P12"><text:span text:style-name="T11">prestazionali: impiega pochi cicli di clock per inviare l’intero messaggio.</text:span></text:p>
        </text:list-item>
        <text:list-item>
          <text:p text:style-name="P12"><text:span text:style-name="T11">occupazione di area: gli elementi sono stati pensati e implementati avendo in mente la minore occupazione di area possibile per il chip anche grazie a un design che permette il riutilizzo dei moduli per fungere sia da logica di calcolo, sia da celle di memoria;</text:span></text:p>
        </text:list-item>
        <text:list-item>
          <text:p text:style-name="P12"><text:span text:style-name="T11">riutilizzo della proprietà intellettuale: sono stati creati moduli generici che possono essere usati <text:s/>per altri progetti come il CRC_LOGIC e il CRC_CONTROLLER;</text:span></text:p>
        </text:list-item>
        <text:list-item>
          <text:p text:style-name="P12"><text:span text:style-name="T11">manutenzione: il codice VHDL è stato scritto per essere il più chiaro possibile in modo che chiunque possa essere in grado di leggerlo senza difficoltà.</text:span></text:p>
          <text:p text:style-name="P12"><text:span text:style-name="T11"/></text:p>
        </text:list-item>
      </text:list>
      <text:p text:style-name="P6"><text:span text:style-name="T7">IMPLEMENTAZIONE DEI BLOCCHI:</text:span></text:p>
      <text:p text:style-name="P6"><text:span text:style-name="T7">SHIFT_REGISTER:<text:line-break/>[immagine di uno shift register presa a caso su eternit]</text:span></text:p>
      <text:p text:style-name="P6"><text:span text:style-name="T7">È stato scelto uno shift register perché permette di temporizzare l’uscita con il clock e perché è stato necessario inserire un ritardo di F cicli di clock per il calcolo del CRC. Tale ritardo deve essere presente nel funzionamento come mittente per la corretta spedizione di M+F bit ed è necessario se si vuole calcolare la correttezza del messaggio quando il chip è un destinatario.</text:span></text:p>
      <text:p text:style-name="P6"><text:span text:style-name="T7"/></text:p>
      <text:p text:style-name="P6"><text:span text:style-name="T7">CRC_LOGIC:</text:span></text:p>
      <text:p text:style-name="P13"><text:span text:style-name="T7">[DIAGRAMMA A BLOCCHI CRC_LOGIC][DIAGRAMMA DO_XOR]</text:span><text:span text:style-name="T12">[TRUTH TABLE DI DO_XOR]</text:span></text:p>
      <text:p text:style-name="P7"><text:span text:style-name="T8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span></text:p>
      <text:p text:style-name="P8"><text:span text:style-name="T9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10">uguale a zero</text:span><text:span text:style-name="T9">.</text:span></text:p>
      <text:p text:style-name="P8"><text:span text:style-name="T9"/></text:p>
      <text:p text:style-name="P8"><text:span text:style-name="T9">CRC_CONTROLLER:</text:span></text:p>
      <text:p text:style-name="P8"><text:span text:style-name="T9">[DIAGRAMMA A BLOCCHI CRC_CONTROLLER]</text:span></text:p>
      <text:p text:style-name="P9"><text:span text:style-name="T9">Essenzialmente è un contatore generico che conta i cicli di clock e fornisce in output una uscita che rimane alta per un numero di cicli di clock configurabile. </text:span><text:span text:style-name="T10">Il segnale di uscita del modulo</text:span><text:span text:style-name="T9"> è ciò che determina:</text:span></text:p>
      <text:list xml:id="list1828997458" text:style-name="L3">
        <text:list-item>
          <text:p text:style-name="P10"><text:span text:style-name="T10">quando si multiplexa l’uscita tra input e uscita del CRC_LOGIC;</text:span></text:p>
        </text:list-item>
        <text:list-item>
          <text:p text:style-name="P10"><text:span text:style-name="T10">quando si ignora l’input perché è in corso la trasmissione degli F bit del CRC;</text:span></text:p>
        </text:list-item>
        <text:list-item>
          <text:p text:style-name="P10"><text:span text:style-name="T10">quando si disabilita il calcolo del CRC </text:span><text:span text:style-name="T12">per inviare i bit del codice.</text:span></text:p>
        </text:list-item>
      </text:list>
      <text:p text:style-name="P6"><text:span text:style-name="T7"/></text:p>
      <text:p text:style-name="P13"><text:span text:style-name="T12">MULTIPLEXER:</text:span></text:p>
      <text:p text:style-name="P13"><text:span text:style-name="T12">[DIAGRAMMA DEL MULTIPLEXER]</text:span></text:p>
      <text:p text:style-name="P13"><text:span text:style-name="T12">Semplice multiplexer al cui segnale di controllo dell’output si connette il segnale uscente dal CRC_CONTROLLER in modo da inviare il CRC verso l’output del modulo.</text:span></text:p>
      <text:p text:style-name="P13"><text:span text:style-name="T12"/></text:p>
      <text:p text:style-name="P13"><text:span text:style-name="T12">MD_ENABLE:</text:span></text:p>
      <text:p text:style-name="P13"><text:span text:style-name="T12">[DIAGRAMMA LOGICA MD_ENABLE][TRUTH TABLE DEL MODULO]</text:span></text:p>
      <text:p text:style-name="P13"><text:span text:style-name="T12">Controlla che il segnale di CRC_CONTROLLER non interrompa l’input durante il funzionamento in modalità destinatario.</text:span></text:p>
      <text:p text:style-name="P3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3T12:00:41</dc:date>
    <meta:editing-duration>PT2H3M58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4" meta:paragraph-count="58" meta:word-count="991" meta:character-count="6187" meta:non-whitespace-character-count="5270"/>
  </office:meta>
</office:document-meta>
</file>